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0000000E60290D38C.png" manifest:media-type="image/png"/>
  <manifest:file-entry manifest:full-path="Pictures/10003FD000004F60000022BAE41D6932.pdf" manifest:media-type="application/pdf"/>
  <manifest:file-entry manifest:full-path="Pictures/10000001000002BD0000015A316E8F29.png" manifest:media-type="image/png"/>
  <manifest:file-entry manifest:full-path="Pictures/1000496800004873000023C3D4E48608.pdf" manifest:media-type="application/pdf"/>
  <manifest:file-entry manifest:full-path="Pictures/100065B00000A8AC0000633879B6F772.pdf" manifest:media-type="application/pdf"/>
  <manifest:file-entry manifest:full-path="Pictures/100029FB00003393000018CE13393CD5.pdf" manifest:media-type="application/pdf"/>
  <manifest:file-entry manifest:full-path="Pictures/100021E8000013D8000009EC1617F6D9.pdf" manifest:media-type="application/pdf"/>
  <manifest:file-entry manifest:full-path="Pictures/1000000100000660000003C06543E5FC.png" manifest:media-type="image/png"/>
  <manifest:file-entry manifest:full-path="Pictures/10000000000002D100000271BA643E51.jpg" manifest:media-type="image/jpeg"/>
  <manifest:file-entry manifest:full-path="Pictures/10000001000003000000019D4E8A8968.png" manifest:media-type="image/png"/>
  <manifest:file-entry manifest:full-path="Pictures/100000010000030000000150281D9A49.png" manifest:media-type="image/png"/>
  <manifest:file-entry manifest:full-path="Pictures/100045C200004F6000002AAF3EC86865.pdf" manifest:media-type="application/pdf"/>
  <manifest:file-entry manifest:full-path="Pictures/10000001000000C00000006077042498.png" manifest:media-type="image/png"/>
  <manifest:file-entry manifest:full-path="Pictures/10006B15000052100000319CB55E12E6.pdf" manifest:media-type="application/pdf"/>
  <manifest:file-entry manifest:full-path="Pictures/100000010000031A000001E0BEA48D5B.png" manifest:media-type="image/png"/>
  <manifest:file-entry manifest:full-path="Pictures/10001817000017C500000BE3105C8C76.pdf" manifest:media-type="application/pdf"/>
  <manifest:file-entry manifest:full-path="Pictures/10000001000000E60000007373401CCD.png" manifest:media-type="image/png"/>
  <manifest:file-entry manifest:full-path="Pictures/10000001000000E6000000C0F3F7D858.png" manifest:media-type="image/png"/>
  <manifest:file-entry manifest:full-path="Pictures/10000001000001F3000000F09BA31F4F.png" manifest:media-type="image/png"/>
  <manifest:file-entry manifest:full-path="Pictures/100019D0000017C5000013D860129264.pdf" manifest:media-type="application/pd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7.755cm" loext:decorative="fals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7.688cm" fo:min-width="1.705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111cm" loext:decorative="false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.655cm" fo:min-width="2.04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3.561cm" loext:decorative="false"/>
      <style:paragraph-properties style:writing-mode="lr-tb"/>
    </style:style>
    <style:style style:name="gr10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loext:decorative="false"/>
    </style:style>
    <style:style style:name="gr12" style:family="graphic" style:parent-style-name="objectwithoutfill">
      <style:graphic-properties svg:stroke-width="0.081cm" svg:stroke-color="#000000" draw:marker-start="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59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59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59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59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59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59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59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59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713cm" loext:decorative="false"/>
      <style:paragraph-properties style:writing-mode="lr-tb"/>
    </style:style>
    <style:style style:name="gr2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loext:decorative="false"/>
      <style:paragraph-properties style:writing-mode="lr-tb"/>
    </style:style>
    <style:style style:name="gr25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 loext:decorative="false"/>
    </style:style>
    <style:style style:name="gr26" style:family="graphic" style:parent-style-name="standard">
      <style:graphic-properties svg:stroke-width="0.106cm" svg:stroke-color="#000000" draw:marker-start-width="0.321cm" draw:marker-end-width="0.321cm" draw:fill-color="#ffffff" draw:textarea-horizontal-align="justify" draw:textarea-vertical-align="middle" draw:auto-grow-height="false" fo:min-height="0.109cm" fo:min-width="1.061cm" fo:padding-top="0.178cm" fo:padding-bottom="0.178cm" fo:padding-left="0.303cm" fo:padding-right="0.303cm" fo:wrap-option="wrap" loext:decorative="false"/>
    </style:style>
    <style:style style:name="gr27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8" style:family="graphic" style:parent-style-name="standard">
      <style:graphic-properties svg:stroke-width="0.106cm" svg:stroke-color="#000000" draw:marker-start-width="0.359cm" draw:marker-end-width="0.359cm" draw:fill-color="#cccccc" draw:textarea-horizontal-align="justify" draw:textarea-vertical-align="middle" draw:auto-grow-height="false" fo:min-height="1.739cm" fo:min-width="0.495cm" fo:padding-top="0.178cm" fo:padding-bottom="0.178cm" fo:padding-left="0.303cm" fo:padding-right="0.303cm" loext:decorative="false"/>
    </style:style>
    <style:style style:name="gr29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367cm" fo:min-width="0.42cm" fo:padding-top="0.178cm" fo:padding-bottom="0.178cm" fo:padding-left="0.303cm" fo:padding-right="0.303cm" loext:decorative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0.914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5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style:font-name="Ubuntu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style:font-name="Ubuntu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Ubuntu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text-align="center"/>
      <style:text-properties style:font-name="Ubuntu" fo:font-weight="bold" style:font-weight-asian="bold" style:font-weight-complex="bold"/>
    </style:style>
    <style:style style:name="P12" style:family="paragraph">
      <style:text-properties style:font-name="Ubuntu" fo:font-weight="bold" style:font-weight-asian="bold" style:font-weight-complex="bold"/>
    </style:style>
    <style:style style:name="P13" style:family="paragraph">
      <loext:graphic-properties draw:fill="none" draw:fill-color="#ffffff"/>
      <style:text-properties style:font-name="Ubuntu" fo:font-weight="bold" style:font-weight-asian="bold" style:font-weight-complex="bold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none"/>
    </style:style>
    <style:style style:name="P18" style:family="paragraph">
      <loext:graphic-properties draw:fill-color="#cccccc"/>
      <style:paragraph-properties fo:text-align="center"/>
    </style:style>
    <style:style style:name="P19" style:family="paragraph">
      <style:text-properties style:font-name="Ubuntu" fo:font-size="24pt" style:font-size-asian="24pt" style:font-size-complex="24pt"/>
    </style:style>
    <style:style style:name="P20" style:family="paragraph">
      <loext:graphic-properties draw:fill="none" draw:fill-color="#ffffff"/>
      <style:text-properties style:font-name="Ubuntu" fo:font-size="24pt" style:font-size-asian="24pt" style:font-size-complex="24pt"/>
    </style:style>
    <style:style style:name="T1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Ubuntu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125cm" svg:height="11.524cm" svg:x="39.045cm" svg:y="16.393cm">
          <draw:image xlink:href="Pictures/100065B00000A8AC0000633879B6F772.pdf" xlink:type="simple" xlink:show="embed" xlink:actuate="onLoad" draw:mime-type="application/pdf">
            <text:p/>
          </draw:image>
          <draw:image xlink:href="Pictures/1000000100000660000003C06543E5FC.png" xlink:type="simple" xlink:show="embed" xlink:actuate="onLoad" draw:mime-type="image/png"/>
        </draw:frame>
        <draw:g draw:style-name="gr2">
          <draw:g draw:style-name="gr2">
            <draw:frame draw:style-name="gr3" draw:text-style-name="P2" draw:layer="layout" svg:width="18.999cm" svg:height="16.469cm" svg:x="3.21cm" svg:y="23.522cm">
              <draw:image xlink:href="Pictures/10000000000002D100000271BA643E51.jpg" xlink:type="simple" xlink:show="embed" xlink:actuate="onLoad" draw:mime-type="image/jpeg">
                <text:p/>
              </draw:image>
            </draw:frame>
            <draw:custom-shape draw:style-name="gr4" draw:text-style-name="P3" draw:layer="layout" svg:width="8.255cm" svg:height="2.54cm" svg:x="8.557cm" svg:y="23.6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8.255cm" svg:height="2.54cm" svg:x="8.557cm" svg:y="37.0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2.205cm" svg:height="7.938cm" svg:x="5.064cm" svg:y="27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2.205cm" svg:height="7.938cm" svg:x="18.064cm" svg:y="27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6" draw:text-style-name="P5" draw:layer="layout" svg:width="2.857cm" svg:height="0.953cm" svg:x="4.429cm" svg:y="28.344cm">
            <draw:text-box>
              <text:p text:style-name="P4"><text:span text:style-name="T1">rst</text:span></text:p>
            </draw:text-box>
          </draw:frame>
          <draw:frame draw:style-name="gr6" draw:text-style-name="P5" draw:layer="layout" svg:width="2.857cm" svg:height="0.953cm" svg:x="4.43cm" svg:y="29.545cm">
            <draw:text-box>
              <text:p text:style-name="P4"><text:span text:style-name="T1">sys_clk</text:span></text:p>
            </draw:text-box>
          </draw:frame>
          <draw:frame draw:style-name="gr6" draw:text-style-name="P5" draw:layer="layout" svg:width="2.857cm" svg:height="0.953cm" svg:x="4.429cm" svg:y="30.744cm">
            <draw:text-box>
              <text:p text:style-name="P4"><text:span text:style-name="T1">uart_clk</text:span></text:p>
            </draw:text-box>
          </draw:frame>
          <draw:frame draw:style-name="gr6" draw:text-style-name="P5" draw:layer="layout" svg:width="2.857cm" svg:height="0.953cm" svg:x="4.43cm" svg:y="31.845cm">
            <draw:text-box>
              <text:p text:style-name="P4"><text:span text:style-name="T1">user_io_0</text:span></text:p>
            </draw:text-box>
          </draw:frame>
          <draw:frame draw:style-name="gr6" draw:text-style-name="P5" draw:layer="layout" svg:width="2.857cm" svg:height="0.953cm" svg:x="4.429cm" svg:y="33.044cm">
            <draw:text-box>
              <text:p text:style-name="P4"><text:span text:style-name="T1">uart_rx</text:span></text:p>
            </draw:text-box>
          </draw:frame>
          <draw:frame draw:style-name="gr6" draw:text-style-name="P5" draw:layer="layout" svg:width="2.857cm" svg:height="0.953cm" svg:x="4.43cm" svg:y="34.245cm">
            <draw:text-box>
              <text:p text:style-name="P4"><text:span text:style-name="T1">uart_tx</text:span></text:p>
            </draw:text-box>
          </draw:frame>
          <draw:frame draw:style-name="gr6" draw:text-style-name="P5" draw:layer="layout" svg:width="2.857cm" svg:height="0.953cm" draw:transform="rotate (1.5707963267949) translate (9.323cm 40.091cm)">
            <draw:text-box>
              <text:p text:style-name="P4"><text:span text:style-name="T1">user_io_1</text:span></text:p>
            </draw:text-box>
          </draw:frame>
          <draw:frame draw:style-name="gr6" draw:text-style-name="P5" draw:layer="layout" svg:width="2.857cm" svg:height="0.953cm" draw:transform="rotate (1.5707963267949) translate (10.524cm 40.09cm)">
            <draw:text-box>
              <text:p text:style-name="P4"><text:span text:style-name="T1">user_io_2</text:span></text:p>
            </draw:text-box>
          </draw:frame>
          <draw:frame draw:style-name="gr6" draw:text-style-name="P5" draw:layer="layout" svg:width="2.857cm" svg:height="0.953cm" draw:transform="rotate (1.5707963267949) translate (11.723cm 40.091cm)">
            <draw:text-box>
              <text:p text:style-name="P4"><text:span text:style-name="T1">user_io_3</text:span></text:p>
            </draw:text-box>
          </draw:frame>
          <draw:frame draw:style-name="gr6" draw:text-style-name="P5" draw:layer="layout" svg:width="2.857cm" svg:height="0.953cm" draw:transform="rotate (1.5707963267949) translate (12.824cm 40.09cm)">
            <draw:text-box>
              <text:p text:style-name="P4"><text:span text:style-name="T1">user_io_4</text:span></text:p>
            </draw:text-box>
          </draw:frame>
          <draw:frame draw:style-name="gr6" draw:text-style-name="P5" draw:layer="layout" svg:width="2.857cm" svg:height="0.953cm" draw:transform="rotate (1.5707963267949) translate (14.023cm 40.091cm)">
            <draw:text-box>
              <text:p text:style-name="P4"><text:span text:style-name="T1">Vdd</text:span></text:p>
            </draw:text-box>
          </draw:frame>
          <draw:frame draw:style-name="gr6" draw:text-style-name="P5" draw:layer="layout" svg:width="2.857cm" svg:height="0.953cm" draw:transform="rotate (1.5707963267949) translate (15.224cm 40.09cm)">
            <draw:text-box>
              <text:p text:style-name="P4"><text:span text:style-name="T1">Vss</text:span></text:p>
            </draw:text-box>
          </draw:frame>
          <draw:frame draw:style-name="gr6" draw:text-style-name="P7" draw:layer="layout" svg:width="2.857cm" svg:height="0.953cm" svg:x="18.129cm" svg:y="28.344cm">
            <draw:text-box>
              <text:p text:style-name="P6"><text:span text:style-name="T1">Vss</text:span></text:p>
            </draw:text-box>
          </draw:frame>
          <draw:frame draw:style-name="gr6" draw:text-style-name="P7" draw:layer="layout" svg:width="2.857cm" svg:height="0.953cm" svg:x="18.13cm" svg:y="29.545cm">
            <draw:text-box>
              <text:p text:style-name="P6"><text:span text:style-name="T1">spi_sclk</text:span></text:p>
            </draw:text-box>
          </draw:frame>
          <draw:frame draw:style-name="gr6" draw:text-style-name="P7" draw:layer="layout" svg:width="2.857cm" svg:height="0.953cm" svg:x="18.129cm" svg:y="30.744cm">
            <draw:text-box>
              <text:p text:style-name="P6"><text:span text:style-name="T1">spi_mosi</text:span></text:p>
            </draw:text-box>
          </draw:frame>
          <draw:frame draw:style-name="gr6" draw:text-style-name="P7" draw:layer="layout" svg:width="2.857cm" svg:height="0.953cm" svg:x="18.13cm" svg:y="31.845cm">
            <draw:text-box>
              <text:p text:style-name="P6"><text:span text:style-name="T1">spi_miso</text:span></text:p>
            </draw:text-box>
          </draw:frame>
          <draw:frame draw:style-name="gr6" draw:text-style-name="P7" draw:layer="layout" svg:width="2.857cm" svg:height="0.953cm" svg:x="18.129cm" svg:y="33.044cm">
            <draw:text-box>
              <text:p text:style-name="P6"><text:span text:style-name="T1">cs_0</text:span></text:p>
            </draw:text-box>
          </draw:frame>
          <draw:frame draw:style-name="gr6" draw:text-style-name="P7" draw:layer="layout" svg:width="2.857cm" svg:height="0.953cm" svg:x="18.13cm" svg:y="34.245cm">
            <draw:text-box>
              <text:p text:style-name="P6"><text:span text:style-name="T1">cs_1</text:span></text:p>
            </draw:text-box>
          </draw:frame>
          <draw:frame draw:style-name="gr6" draw:text-style-name="P7" draw:layer="layout" svg:width="2.857cm" svg:height="0.953cm" draw:transform="rotate (1.5707963267949) translate (9.323cm 26.091cm)">
            <draw:text-box>
              <text:p text:style-name="P6"><text:span text:style-name="T1">IO_Vdd</text:span></text:p>
            </draw:text-box>
          </draw:frame>
          <draw:frame draw:style-name="gr6" draw:text-style-name="P9" draw:layer="layout" svg:width="2.857cm" svg:height="0.953cm" draw:transform="rotate (1.5707963267949) translate (10.524cm 26.09cm)">
            <draw:text-box>
              <text:p text:style-name="P8"><text:span text:style-name="T1">IO_Vss</text:span></text:p>
            </draw:text-box>
          </draw:frame>
          <draw:frame draw:style-name="gr7" draw:text-style-name="P7" draw:layer="layout" svg:width="3.353cm" svg:height="1.361cm" draw:transform="rotate (1.5707963267949) translate (11.723cm 26.091cm)">
            <draw:text-box>
              <text:p text:style-name="P6"><text:span text:style-name="T1">status_busy</text:span></text:p>
            </draw:text-box>
          </draw:frame>
          <draw:frame draw:style-name="gr7" draw:text-style-name="P9" draw:layer="layout" svg:width="3.352cm" svg:height="1.361cm" draw:transform="rotate (1.5707963267949) translate (12.824cm 26.09cm)">
            <draw:text-box>
              <text:p text:style-name="P8"><text:span text:style-name="T1">status_fault</text:span></text:p>
            </draw:text-box>
          </draw:frame>
          <draw:frame draw:style-name="gr7" draw:text-style-name="P9" draw:layer="layout" svg:width="3.988cm" svg:height="1.361cm" draw:transform="rotate (1.5707963267949) translate (14.023cm 26.091cm)">
            <draw:text-box>
              <text:p text:style-name="P8"><text:span text:style-name="T1">status_unlock</text:span></text:p>
            </draw:text-box>
          </draw:frame>
          <draw:frame draw:style-name="gr6" draw:text-style-name="P9" draw:layer="layout" svg:width="2.857cm" svg:height="0.953cm" draw:transform="rotate (1.5707963267949) translate (15.224cm 26.09cm)">
            <draw:text-box>
              <text:p text:style-name="P8"><text:span text:style-name="T1">Vdd</text:span></text:p>
            </draw:text-box>
          </draw:frame>
          <draw:custom-shape draw:style-name="gr8" draw:text-style-name="P3" draw:layer="layout" svg:width="2.54cm" svg:height="1.905cm" svg:x="11.732cm" svg:y="30.784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1" draw:layer="layout" svg:width="5.715cm" svg:height="3.811cm" svg:x="9.826cm" svg:y="29.93cm">
            <draw:text-box>
              <text:p text:style-name="P1"><text:span text:style-name="T2">QFN-24 </text:span></text:p>
              <text:p text:style-name="P1"><text:span text:style-name="T2">Pinout</text:span></text:p>
              <text:p text:style-name="P10"><text:span text:style-name="T2">LAYR Chip</text:span></text:p>
              <text:p text:style-name="P1"><text:span text:style-name="T2">V 2.0</text:span></text:p>
              <text:p text:style-name="P1"><text:span text:style-name="T2">2025-10-23</text:span></text:p>
            </draw:text-box>
          </draw:frame>
        </draw:g>
        <draw:frame draw:style-name="gr1" draw:text-style-name="P1" draw:layer="layout" svg:width="12.024cm" svg:height="6.466cm" svg:x="40.725cm" svg:y="2.342cm">
          <draw:image xlink:href="Pictures/100045C200004F6000002AAF3EC86865.pdf" xlink:type="simple" xlink:show="embed" xlink:actuate="onLoad" draw:mime-type="application/pdf">
            <text:p/>
          </draw:image>
          <draw:image xlink:href="Pictures/10000001000003000000019D4E8A8968.png" xlink:type="simple" xlink:show="embed" xlink:actuate="onLoad" draw:mime-type="image/png"/>
        </draw:frame>
        <draw:frame draw:style-name="gr1" draw:text-style-name="P1" draw:layer="layout" svg:width="12.08cm" svg:height="7.302cm" svg:x="25.737cm" svg:y="34.376cm">
          <draw:image xlink:href="Pictures/10006B15000052100000319CB55E12E6.pdf" xlink:type="simple" xlink:show="embed" xlink:actuate="onLoad" draw:mime-type="application/pdf">
            <text:p/>
          </draw:image>
          <draw:image xlink:href="Pictures/100000010000031A000001E0BEA48D5B.png" xlink:type="simple" xlink:show="embed" xlink:actuate="onLoad" draw:mime-type="image/png"/>
        </draw:frame>
        <draw:frame draw:style-name="gr1" draw:text-style-name="P1" draw:layer="layout" svg:width="2.548cm" svg:height="1.435cm" svg:x="16.545cm" svg:y="13.98cm">
          <draw:image xlink:href="Pictures/10001817000017C500000BE3105C8C76.pdf" xlink:type="simple" xlink:show="embed" xlink:actuate="onLoad" draw:mime-type="application/pdf">
            <text:p/>
          </draw:image>
          <draw:image xlink:href="Pictures/10000001000000E60000007373401CCD.png" xlink:type="simple" xlink:show="embed" xlink:actuate="onLoad" draw:mime-type="image/png"/>
        </draw:frame>
        <draw:frame draw:style-name="gr1" draw:text-style-name="P1" draw:layer="layout" svg:width="2.547cm" svg:height="1.434cm" svg:x="16.546cm" svg:y="17.19cm">
          <draw:image xlink:href="Pictures/10001817000017C500000BE3105C8C76.pdf" xlink:type="simple" xlink:show="embed" xlink:actuate="onLoad" draw:mime-type="application/pdf">
            <text:p/>
          </draw:image>
          <draw:image xlink:href="Pictures/10000001000000E60000007373401CCD.png" xlink:type="simple" xlink:show="embed" xlink:actuate="onLoad" draw:mime-type="image/png"/>
        </draw:frame>
        <draw:frame draw:style-name="gr1" draw:text-style-name="P1" draw:layer="layout" svg:width="2.547cm" svg:height="1.435cm" svg:x="16.547cm" svg:y="20.399cm">
          <draw:image xlink:href="Pictures/10001817000017C500000BE3105C8C76.pdf" xlink:type="simple" xlink:show="embed" xlink:actuate="onLoad" draw:mime-type="application/pdf">
            <text:p/>
          </draw:image>
          <draw:image xlink:href="Pictures/10000001000000E60000007373401CCD.png" xlink:type="simple" xlink:show="embed" xlink:actuate="onLoad" draw:mime-type="image/png"/>
        </draw:frame>
        <draw:frame draw:style-name="gr1" draw:text-style-name="P1" draw:layer="layout" svg:width="2.663cm" svg:height="2.223cm" svg:x="18.725cm" svg:y="13.36cm">
          <draw:image xlink:href="Pictures/100019D0000017C5000013D860129264.pdf" xlink:type="simple" xlink:show="embed" xlink:actuate="onLoad" draw:mime-type="application/pdf">
            <text:p/>
          </draw:image>
          <draw:image xlink:href="Pictures/10000001000000E6000000C0F3F7D858.png" xlink:type="simple" xlink:show="embed" xlink:actuate="onLoad" draw:mime-type="image/png"/>
        </draw:frame>
        <draw:frame draw:style-name="gr1" draw:text-style-name="P1" draw:layer="layout" svg:width="2.663cm" svg:height="2.223cm" svg:x="18.726cm" svg:y="16.556cm">
          <draw:image xlink:href="Pictures/100019D0000017C5000013D860129264.pdf" xlink:type="simple" xlink:show="embed" xlink:actuate="onLoad" draw:mime-type="application/pdf">
            <text:p/>
          </draw:image>
          <draw:image xlink:href="Pictures/10000001000000E6000000C0F3F7D858.png" xlink:type="simple" xlink:show="embed" xlink:actuate="onLoad" draw:mime-type="image/png"/>
        </draw:frame>
        <draw:frame draw:style-name="gr1" draw:text-style-name="P1" draw:layer="layout" svg:width="2.663cm" svg:height="2.223cm" svg:x="18.727cm" svg:y="19.771cm">
          <draw:image xlink:href="Pictures/100019D0000017C5000013D860129264.pdf" xlink:type="simple" xlink:show="embed" xlink:actuate="onLoad" draw:mime-type="application/pdf">
            <text:p/>
          </draw:image>
          <draw:image xlink:href="Pictures/10000001000000E6000000C0F3F7D858.png" xlink:type="simple" xlink:show="embed" xlink:actuate="onLoad" draw:mime-type="image/png"/>
        </draw:frame>
        <draw:frame draw:style-name="gr1" draw:text-style-name="P1" draw:layer="layout" svg:width="8.993cm" svg:height="4.324cm" svg:x="2.224cm" svg:y="2.315cm">
          <draw:image xlink:href="Pictures/100029FB00003393000018CE13393CD5.pdf" xlink:type="simple" xlink:show="embed" xlink:actuate="onLoad" draw:mime-type="application/pdf">
            <text:p/>
          </draw:image>
          <draw:image xlink:href="Pictures/10000001000001F3000000F09BA31F4F.png" xlink:type="simple" xlink:show="embed" xlink:actuate="onLoad" draw:mime-type="image/png"/>
        </draw:frame>
        <draw:frame draw:style-name="gr1" draw:text-style-name="P1" draw:layer="layout" svg:width="11.643cm" svg:height="5.748cm" svg:x="19.268cm" svg:y="2.587cm">
          <draw:image xlink:href="Pictures/1000496800004873000023C3D4E48608.pdf" xlink:type="simple" xlink:show="embed" xlink:actuate="onLoad" draw:mime-type="application/pdf">
            <text:p/>
          </draw:image>
          <draw:image xlink:href="Pictures/10000001000002BD0000015A316E8F29.png" xlink:type="simple" xlink:show="embed" xlink:actuate="onLoad" draw:mime-type="image/png"/>
        </draw:frame>
        <draw:line draw:style-name="gr10" draw:text-style-name="P2" draw:layer="layout" svg:x1="12.205cm" svg:y1="22.629cm" svg:x2="12.205cm" svg:y2="14.374cm">
          <text:p/>
        </draw:line>
        <draw:line draw:style-name="gr10" draw:text-style-name="P2" draw:layer="layout" svg:x1="13.305cm" svg:y1="22.648cm" svg:x2="13.305cm" svg:y2="17.567cm">
          <text:p/>
        </draw:line>
        <draw:line draw:style-name="gr10" draw:text-style-name="P2" draw:layer="layout" svg:x1="14.405cm" svg:y1="22.365cm" svg:x2="14.405cm" svg:y2="20.778cm">
          <text:p/>
        </draw:line>
        <draw:line draw:style-name="gr10" draw:text-style-name="P2" draw:layer="layout" svg:x1="16.962cm" svg:y1="14.392cm" svg:x2="12.2cm" svg:y2="14.392cm">
          <text:p/>
        </draw:line>
        <draw:line draw:style-name="gr10" draw:text-style-name="P2" draw:layer="layout" svg:x1="16.899cm" svg:y1="17.601cm" svg:x2="13.307cm" svg:y2="17.601cm">
          <text:p/>
        </draw:line>
        <draw:line draw:style-name="gr10" draw:text-style-name="P2" draw:layer="layout" svg:x1="16.98cm" svg:y1="20.801cm" svg:x2="14.403cm" svg:y2="20.801cm">
          <text:p/>
        </draw:line>
        <draw:frame draw:style-name="gr6" draw:text-style-name="P13" draw:layer="layout" svg:width="2.222cm" svg:height="0.963cm" svg:x="22.895cm" svg:y="20.264cm">
          <draw:text-box>
            <text:p text:style-name="P12"><text:span text:style-name="T2">GND</text:span></text:p>
          </draw:text-box>
        </draw:frame>
        <draw:line draw:style-name="gr10" draw:text-style-name="P2" draw:layer="layout" svg:x1="21.078cm" svg:y1="29.931cm" svg:x2="40.992cm" svg:y2="29.931cm">
          <text:p/>
        </draw:line>
        <draw:line draw:style-name="gr10" draw:text-style-name="P2" draw:layer="layout" svg:x1="40.992cm" svg:y1="29.931cm" svg:x2="40.992cm" svg:y2="38.821cm">
          <text:p/>
        </draw:line>
        <draw:line draw:style-name="gr10" draw:text-style-name="P2" draw:layer="layout" svg:x1="37.5cm" svg:y1="38.821cm" svg:x2="40.992cm" svg:y2="38.821cm">
          <text:p/>
        </draw:line>
        <draw:line draw:style-name="gr10" draw:text-style-name="P2" draw:layer="layout" svg:x1="21.078cm" svg:y1="31.131cm" svg:x2="42.262cm" svg:y2="31.131cm">
          <text:p/>
        </draw:line>
        <draw:line draw:style-name="gr10" draw:text-style-name="P2" draw:layer="layout" svg:x1="21.078cm" svg:y1="32.331cm" svg:x2="29.245cm" svg:y2="32.331cm">
          <text:p/>
        </draw:line>
        <draw:line draw:style-name="gr10" draw:text-style-name="P2" draw:layer="layout" svg:x1="24.482cm" svg:y1="32.331cm" svg:x2="24.482cm" svg:y2="37.094cm">
          <text:p/>
        </draw:line>
        <draw:line draw:style-name="gr10" draw:text-style-name="P2" draw:layer="layout" svg:x1="24.482cm" svg:y1="37.104cm" svg:x2="25.752cm" svg:y2="37.104cm">
          <text:p/>
        </draw:line>
        <draw:line draw:style-name="gr10" draw:text-style-name="P2" draw:layer="layout" svg:x1="42.262cm" svg:y1="31.166cm" svg:x2="42.262cm" svg:y2="40.691cm">
          <text:p/>
        </draw:line>
        <draw:line draw:style-name="gr10" draw:text-style-name="P2" draw:layer="layout" svg:x1="37.817cm" svg:y1="40.726cm" svg:x2="42.262cm" svg:y2="40.726cm">
          <text:p/>
        </draw:line>
        <draw:line draw:style-name="gr10" draw:text-style-name="P2" draw:layer="layout" svg:x1="19.72cm" svg:y1="34.61cm" svg:x2="23.53cm" svg:y2="34.61cm">
          <text:p/>
        </draw:line>
        <draw:line draw:style-name="gr10" draw:text-style-name="P2" draw:layer="layout" svg:x1="23.53cm" svg:y1="35.505cm" svg:x2="26.83cm" svg:y2="35.505cm">
          <text:p/>
        </draw:line>
        <draw:line draw:style-name="gr10" draw:text-style-name="P2" draw:layer="layout" svg:x1="23.53cm" svg:y1="34.561cm" svg:x2="23.53cm" svg:y2="35.546cm">
          <text:p/>
        </draw:line>
        <draw:custom-shape draw:style-name="gr11" draw:text-style-name="P14" draw:layer="layout" svg:width="0.318cm" svg:height="0.318cm" svg:x="32.927cm" svg:y="29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0.318cm" svg:height="0.318cm" svg:x="34.915cm" svg:y="30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0.318cm" svg:height="0.318cm" svg:x="24.329cm" svg:y="32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33.079cm" svg:y1="29.931cm" svg:x2="33.079cm" svg:y2="18.501cm">
          <text:p/>
        </draw:line>
        <draw:line draw:style-name="gr10" draw:text-style-name="P2" draw:layer="layout" svg:x1="39.405cm" svg:y1="18.501cm" svg:x2="33.055cm" svg:y2="18.501cm">
          <text:p/>
        </draw:line>
        <draw:line draw:style-name="gr10" draw:text-style-name="P2" draw:layer="layout" svg:x1="39.192cm" svg:y1="19.949cm" svg:x2="35.047cm" svg:y2="19.949cm">
          <text:p/>
        </draw:line>
        <draw:line draw:style-name="gr10" draw:text-style-name="P2" draw:layer="layout" svg:x1="35.075cm" svg:y1="19.93cm" svg:x2="35.075cm" svg:y2="31.1cm">
          <text:p/>
        </draw:line>
        <draw:line draw:style-name="gr10" draw:text-style-name="P2" draw:layer="layout" svg:x1="29.21cm" svg:y1="21.325cm" svg:x2="29.21cm" svg:y2="32.336cm">
          <text:p/>
        </draw:line>
        <draw:line draw:style-name="gr10" draw:text-style-name="P2" draw:layer="layout" svg:x1="39.142cm" svg:y1="21.287cm" svg:x2="29.21cm" svg:y2="21.287cm">
          <text:p/>
        </draw:line>
        <draw:line draw:style-name="gr10" draw:text-style-name="P2" draw:layer="layout" svg:x1="19.779cm" svg:y1="33.531cm" svg:x2="30.992cm" svg:y2="33.531cm">
          <text:p/>
        </draw:line>
        <draw:line draw:style-name="gr10" draw:text-style-name="P2" draw:layer="layout" svg:x1="31.01cm" svg:y1="17.156cm" svg:x2="31.01cm" svg:y2="33.537cm">
          <text:p/>
        </draw:line>
        <draw:line draw:style-name="gr10" draw:text-style-name="P2" draw:layer="layout" svg:x1="40.663cm" svg:y1="17.201cm" svg:x2="30.987cm" svg:y2="17.201cm">
          <text:p/>
        </draw:line>
        <draw:line draw:style-name="gr12" draw:text-style-name="P15" draw:layer="layout" svg:x1="40.687cm" svg:y1="26.58cm" svg:x2="38.085cm" svg:y2="26.58cm">
          <text:p text:style-name="P1"><text:span text:style-name="T3"/></text:p>
        </draw:line>
        <draw:frame draw:style-name="gr13" draw:text-style-name="P16" draw:layer="layout" svg:width="2.44cm" svg:height="0.962cm" svg:x="36.056cm" svg:y="26.081cm">
          <draw:text-box>
            <text:p text:style-name="P10"><text:span text:style-name="T3">+3V3</text:span></text:p>
          </draw:text-box>
        </draw:frame>
        <draw:frame draw:style-name="gr14" draw:text-style-name="P17" draw:layer="layout" svg:width="2.001cm" svg:height="0.963cm" svg:x="36.306cm" svg:y="23.468cm">
          <draw:text-box>
            <text:p><text:span text:style-name="T3">GND</text:span></text:p>
          </draw:text-box>
        </draw:frame>
        <draw:line draw:style-name="gr12" draw:text-style-name="P15" draw:layer="layout" svg:x1="40.723cm" svg:y1="23.949cm" svg:x2="38.121cm" svg:y2="23.949cm">
          <text:p/>
        </draw:line>
        <draw:line draw:style-name="gr12" draw:text-style-name="P15" draw:layer="layout" svg:x1="36.624cm" svg:y1="35.399cm" svg:x2="39.226cm" svg:y2="35.399cm">
          <text:p/>
        </draw:line>
        <draw:frame draw:style-name="gr15" draw:text-style-name="P16" draw:layer="layout" svg:width="2.44cm" svg:height="0.962cm" svg:x="37.467cm" svg:y="34.442cm">
          <draw:text-box>
            <text:p text:style-name="P10"><text:span text:style-name="T3">+3V3</text:span></text:p>
          </draw:text-box>
        </draw:frame>
        <draw:line draw:style-name="gr12" draw:text-style-name="P15" draw:layer="layout" svg:x1="37.37cm" svg:y1="37.102cm" svg:x2="39.206cm" svg:y2="37.102cm">
          <text:p/>
        </draw:line>
        <draw:frame draw:style-name="gr16" draw:text-style-name="P16" draw:layer="layout" svg:width="2.44cm" svg:height="0.962cm" svg:x="37.447cm" svg:y="36.145cm">
          <draw:text-box>
            <text:p text:style-name="P10"><text:span text:style-name="T3">+</text:span><text:span text:style-name="T3">3</text:span><text:span text:style-name="T3">V</text:span><text:span text:style-name="T3">3</text:span></text:p>
          </draw:text-box>
        </draw:frame>
        <draw:line draw:style-name="gr12" draw:text-style-name="P15" draw:layer="layout" svg:x1="26.837cm" svg:y1="38.88cm" svg:x2="24.235cm" svg:y2="38.88cm">
          <text:p/>
        </draw:line>
        <draw:frame draw:style-name="gr17" draw:text-style-name="P16" draw:layer="layout" svg:width="2.44cm" svg:height="0.962cm" svg:x="22.105cm" svg:y="38.399cm">
          <draw:text-box>
            <text:p text:style-name="P10"><text:span text:style-name="T3">+3V3</text:span></text:p>
          </draw:text-box>
        </draw:frame>
        <draw:frame draw:style-name="gr14" draw:text-style-name="P17" draw:layer="layout" svg:width="2.001cm" svg:height="0.963cm" svg:x="22.41cm" svg:y="40.058cm">
          <draw:text-box>
            <text:p><text:span text:style-name="T3">G</text:span><text:span text:style-name="T3">N</text:span><text:span text:style-name="T3">D</text:span></text:p>
          </draw:text-box>
        </draw:frame>
        <draw:line draw:style-name="gr12" draw:text-style-name="P15" draw:layer="layout" svg:x1="26.827cm" svg:y1="40.539cm" svg:x2="24.225cm" svg:y2="40.539cm">
          <text:p/>
        </draw:line>
        <draw:line draw:style-name="gr12" draw:text-style-name="P15" draw:layer="layout" svg:x1="21.21cm" svg:y1="20.786cm" svg:x2="23.046cm" svg:y2="20.786cm">
          <text:p/>
        </draw:line>
        <draw:frame draw:style-name="gr6" draw:text-style-name="P13" draw:layer="layout" svg:width="2.222cm" svg:height="0.963cm" svg:x="22.875cm" svg:y="17.065cm">
          <draw:text-box>
            <text:p text:style-name="P12"><text:span text:style-name="T2">GND</text:span></text:p>
          </draw:text-box>
        </draw:frame>
        <draw:line draw:style-name="gr12" draw:text-style-name="P15" draw:layer="layout" svg:x1="21.19cm" svg:y1="17.587cm" svg:x2="23.026cm" svg:y2="17.587cm">
          <text:p/>
        </draw:line>
        <draw:frame draw:style-name="gr6" draw:text-style-name="P13" draw:layer="layout" svg:width="2.222cm" svg:height="0.963cm" svg:x="22.855cm" svg:y="13.866cm">
          <draw:text-box>
            <text:p text:style-name="P12"><text:span text:style-name="T2">GN</text:span><text:span text:style-name="T2">D</text:span></text:p>
          </draw:text-box>
        </draw:frame>
        <draw:line draw:style-name="gr12" draw:text-style-name="P15" draw:layer="layout" svg:x1="21.17cm" svg:y1="14.388cm" svg:x2="23.006cm" svg:y2="14.388cm">
          <text:p/>
        </draw:line>
        <draw:frame draw:style-name="gr6" draw:text-style-name="P13" draw:layer="layout" svg:width="2.222cm" svg:height="0.963cm" svg:x="21.275cm" svg:y="28.265cm">
          <draw:text-box>
            <text:p text:style-name="P12"><text:span text:style-name="T2">G</text:span><text:span text:style-name="T2">N</text:span><text:span text:style-name="T2">D</text:span></text:p>
          </draw:text-box>
        </draw:frame>
        <draw:line draw:style-name="gr12" draw:text-style-name="P15" draw:layer="layout" svg:x1="19.59cm" svg:y1="28.787cm" svg:x2="21.426cm" svg:y2="28.787cm">
          <text:p/>
        </draw:line>
        <draw:frame draw:style-name="gr6" draw:text-style-name="P13" draw:layer="layout" svg:width="2.222cm" svg:height="0.963cm" draw:transform="rotate (1.5707963267949) translate (15.186cm 42.268cm)">
          <draw:text-box>
            <text:p text:style-name="P12"><text:span text:style-name="T2">GND</text:span></text:p>
          </draw:text-box>
        </draw:frame>
        <draw:line draw:style-name="gr12" draw:text-style-name="P15" draw:layer="layout" svg:x1="15.659cm" svg:y1="38.763cm" svg:x2="15.659cm" svg:y2="40.599cm">
          <text:p/>
        </draw:line>
        <draw:line draw:style-name="gr12" draw:text-style-name="P15" draw:layer="layout" svg:x1="15.62cm" svg:y1="23.831cm" svg:x2="18.222cm" svg:y2="23.831cm">
          <text:p/>
        </draw:line>
        <draw:frame draw:style-name="gr18" draw:text-style-name="P16" draw:layer="layout" svg:width="2.44cm" svg:height="0.962cm" svg:x="17.839cm" svg:y="23.367cm">
          <draw:text-box>
            <text:p text:style-name="P10"><text:span text:style-name="T3">+3V3</text:span></text:p>
          </draw:text-box>
        </draw:frame>
        <draw:line draw:style-name="gr10" draw:text-style-name="P2" draw:layer="layout" svg:x1="15.609cm" svg:y1="23.788cm" svg:x2="15.609cm" svg:y2="24.599cm">
          <text:p/>
        </draw:line>
        <draw:line draw:style-name="gr12" draw:text-style-name="P15" draw:layer="layout" svg:x1="14.502cm" svg:y1="38.722cm" svg:x2="14.502cm" svg:y2="40.609cm">
          <text:p/>
        </draw:line>
        <draw:frame draw:style-name="gr19" draw:text-style-name="P16" draw:layer="layout" svg:width="2.44cm" svg:height="0.962cm" draw:transform="rotate (1.5707963267949) translate (14.006cm 42.636cm)">
          <draw:text-box>
            <text:p text:style-name="P10"><text:span text:style-name="T3">+3V3</text:span></text:p>
          </draw:text-box>
        </draw:frame>
        <draw:line draw:style-name="gr12" draw:text-style-name="P15" draw:layer="layout" svg:x1="5.148cm" svg:y1="29.966cm" svg:x2="3.009cm" svg:y2="29.966cm">
          <text:p/>
        </draw:line>
        <draw:frame draw:style-name="gr20" draw:text-style-name="P16" draw:layer="layout" svg:width="2.735cm" svg:height="0.962cm" svg:x="2.523cm" svg:y="29.021cm">
          <draw:text-box>
            <text:p text:style-name="P10"><text:span text:style-name="T3">Clock</text:span></text:p>
          </draw:text-box>
        </draw:frame>
        <draw:frame draw:style-name="gr1" draw:text-style-name="P1" draw:layer="layout" svg:width="3.915cm" svg:height="1.957cm" svg:x="3.734cm" svg:y="9.853cm">
          <draw:image xlink:href="Pictures/100021E8000013D8000009EC1617F6D9.pdf" xlink:type="simple" xlink:show="embed" xlink:actuate="onLoad" draw:mime-type="application/pdf">
            <text:p/>
          </draw:image>
          <draw:image xlink:href="Pictures/10000001000000C00000006077042498.png" xlink:type="simple" xlink:show="embed" xlink:actuate="onLoad" draw:mime-type="image/png"/>
        </draw:frame>
        <draw:frame draw:style-name="gr1" draw:text-style-name="P1" draw:layer="layout" svg:width="2.828cm" svg:height="1.435cm" svg:x="3.58cm" svg:y="13.981cm">
          <draw:image xlink:href="Pictures/10001817000017C500000BE3105C8C76.pdf" xlink:type="simple" xlink:show="embed" xlink:actuate="onLoad" draw:mime-type="application/pdf">
            <text:p/>
          </draw:image>
          <draw:image xlink:href="Pictures/10000001000000E60000007373401CCD.png" xlink:type="simple" xlink:show="embed" xlink:actuate="onLoad" draw:mime-type="image/png"/>
        </draw:frame>
        <draw:line draw:style-name="gr10" draw:text-style-name="P2" draw:layer="layout" svg:x1="3.758cm" svg:y1="10.836cm" svg:x2="3.758cm" svg:y2="28.828cm">
          <text:p/>
        </draw:line>
        <draw:line draw:style-name="gr10" draw:text-style-name="P2" draw:layer="layout" svg:x1="3.753cm" svg:y1="28.791cm" svg:x2="6.058cm" svg:y2="28.791cm">
          <text:p/>
        </draw:line>
        <draw:frame draw:style-name="gr6" draw:text-style-name="P13" draw:layer="layout" svg:width="2.222cm" svg:height="0.963cm" svg:x="7.842cm" svg:y="13.867cm">
          <draw:text-box>
            <text:p text:style-name="P12"><text:span text:style-name="T2">G</text:span><text:span text:style-name="T2">N</text:span><text:span text:style-name="T2">D</text:span></text:p>
          </draw:text-box>
        </draw:frame>
        <draw:line draw:style-name="gr12" draw:text-style-name="P15" draw:layer="layout" svg:x1="6.157cm" svg:y1="14.389cm" svg:x2="7.993cm" svg:y2="14.389cm">
          <text:p/>
        </draw:line>
        <draw:line draw:style-name="gr12" draw:text-style-name="P15" draw:layer="layout" svg:x1="7.619cm" svg:y1="10.867cm" svg:x2="10.221cm" svg:y2="10.867cm">
          <text:p/>
        </draw:line>
        <draw:frame draw:style-name="gr21" draw:text-style-name="P16" draw:layer="layout" svg:width="2.44cm" svg:height="0.962cm" svg:x="9.838cm" svg:y="10.403cm">
          <draw:text-box>
            <text:p text:style-name="P10"><text:span text:style-name="T3">+3V3</text:span></text:p>
          </draw:text-box>
        </draw:frame>
        <draw:custom-shape draw:style-name="gr11" draw:text-style-name="P14" draw:layer="layout" svg:width="0.318cm" svg:height="0.318cm" svg:x="7.453cm" svg:y="10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5" draw:layer="layout" svg:x1="9.739cm" svg:y1="23.885cm" svg:x2="9.739cm" svg:y2="21.283cm">
          <text:p/>
        </draw:line>
        <draw:frame draw:style-name="gr22" draw:text-style-name="P16" draw:layer="layout" svg:width="2.44cm" svg:height="0.962cm" draw:transform="rotate (1.5707963267949) translate (9.275cm 21.666cm)">
          <draw:text-box>
            <text:p text:style-name="P10"><text:span text:style-name="T3">+</text:span><text:span text:style-name="T3">3</text:span><text:span text:style-name="T3">V</text:span><text:span text:style-name="T3">3</text:span></text:p>
          </draw:text-box>
        </draw:frame>
        <draw:frame draw:style-name="gr23" draw:text-style-name="P13" draw:layer="layout" svg:width="2.222cm" svg:height="0.963cm" draw:transform="rotate (1.5707963267949) translate (10.516cm 21.484cm)">
          <draw:text-box>
            <text:p text:style-name="P12"><text:span text:style-name="T2">GND</text:span></text:p>
          </draw:text-box>
        </draw:frame>
        <draw:line draw:style-name="gr12" draw:text-style-name="P15" draw:layer="layout" svg:x1="11.031cm" svg:y1="23.852cm" svg:x2="11.031cm" svg:y2="21.267cm">
          <text:p/>
        </draw:line>
        <draw:line draw:style-name="gr10" draw:text-style-name="P2" draw:layer="layout" svg:x1="11.064cm" svg:y1="3.478cm" svg:x2="19.263cm" svg:y2="3.42cm">
          <text:p/>
        </draw:line>
        <draw:line draw:style-name="gr10" draw:text-style-name="P2" draw:layer="layout" svg:x1="11.353cm" svg:y1="5.488cm" svg:x2="14.404cm" svg:y2="5.488cm">
          <text:p/>
        </draw:line>
        <draw:line draw:style-name="gr10" draw:text-style-name="P2" draw:layer="layout" svg:x1="14.377cm" svg:y1="5.481cm" svg:x2="14.377cm" svg:y2="1.089cm">
          <text:p/>
        </draw:line>
        <draw:line draw:style-name="gr10" draw:text-style-name="P2" draw:layer="layout" svg:x1="14.377cm" svg:y1="1.063cm" svg:x2="36.906cm" svg:y2="1.063cm">
          <text:p/>
        </draw:line>
        <draw:line draw:style-name="gr10" draw:text-style-name="P2" draw:layer="layout" svg:x1="36.867cm" svg:y1="1.031cm" svg:x2="36.867cm" svg:y2="3.227cm">
          <text:p/>
        </draw:line>
        <draw:line draw:style-name="gr10" draw:text-style-name="P2" draw:layer="layout" svg:x1="36.838cm" svg:y1="3.187cm" svg:x2="40.746cm" svg:y2="3.187cm">
          <text:p/>
        </draw:line>
        <draw:line draw:style-name="gr10" draw:text-style-name="P2" draw:layer="layout" svg:x1="17.658cm" svg:y1="5.488cm" svg:x2="19.005cm" svg:y2="5.488cm">
          <text:p/>
        </draw:line>
        <draw:line draw:style-name="gr10" draw:text-style-name="P2" draw:layer="layout" svg:x1="17.684cm" svg:y1="9.873cm" svg:x2="17.684cm" svg:y2="5.481cm">
          <text:p/>
        </draw:line>
        <draw:line draw:style-name="gr10" draw:text-style-name="P2" draw:layer="layout" svg:x1="17.658cm" svg:y1="9.874cm" svg:x2="36.904cm" svg:y2="9.874cm">
          <text:p/>
        </draw:line>
        <draw:line draw:style-name="gr10" draw:text-style-name="P2" draw:layer="layout" svg:x1="36.867cm" svg:y1="7.855cm" svg:x2="36.867cm" svg:y2="9.875cm">
          <text:p/>
        </draw:line>
        <draw:line draw:style-name="gr10" draw:text-style-name="P2" draw:layer="layout" svg:x1="36.922cm" svg:y1="7.887cm" svg:x2="40.529cm" svg:y2="7.887cm">
          <text:p/>
        </draw:line>
        <draw:custom-shape draw:style-name="gr24" draw:text-style-name="P14" draw:layer="layout" svg:width="0.318cm" svg:height="0.318cm" svg:x="14.247cm" svg:y="20.641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4.405cm" svg:y1="20.821cm" svg:x2="14.405cm" svg:y2="19.234cm">
          <text:p/>
        </draw:line>
        <draw:line draw:style-name="gr10" draw:text-style-name="P2" draw:layer="layout" svg:x1="28.912cm" svg:y1="19.271cm" svg:x2="14.387cm" svg:y2="19.271cm">
          <text:p/>
        </draw:line>
        <draw:line draw:style-name="gr25" draw:text-style-name="P2" draw:layer="layout" svg:x1="28.89cm" svg:y1="19.27cm" svg:x2="28.89cm" svg:y2="11.369cm">
          <text:p/>
        </draw:line>
        <draw:line draw:style-name="gr10" draw:text-style-name="P2" draw:layer="layout" svg:x1="30.577cm" svg:y1="3.54cm" svg:x2="31.842cm" svg:y2="3.531cm">
          <text:p/>
        </draw:line>
        <draw:line draw:style-name="gr10" draw:text-style-name="P2" draw:layer="layout" svg:x1="31.818cm" svg:y1="3.516cm" svg:x2="31.818cm" svg:y2="11.415cm">
          <text:p/>
        </draw:line>
        <draw:line draw:style-name="gr10" draw:text-style-name="P2" draw:layer="layout" svg:x1="28.884cm" svg:y1="11.398cm" svg:x2="31.818cm" svg:y2="11.398cm">
          <text:p/>
        </draw:line>
        <draw:frame draw:style-name="gr6" draw:text-style-name="P13" draw:layer="layout" svg:width="2.222cm" svg:height="0.963cm" svg:x="38.453cm" svg:y="2.273cm">
          <draw:text-box>
            <text:p text:style-name="P12"><text:span text:style-name="T2">GND</text:span></text:p>
          </draw:text-box>
        </draw:frame>
        <draw:frame draw:style-name="gr6" draw:text-style-name="P13" draw:layer="layout" svg:width="2.222cm" svg:height="0.963cm" svg:x="38.453cm" svg:y="6.974cm">
          <draw:text-box>
            <text:p text:style-name="P12"><text:span text:style-name="T2">+12V</text:span></text:p>
          </draw:text-box>
        </draw:frame>
        <draw:frame draw:style-name="gr1" draw:text-style-name="P1" draw:layer="layout" svg:width="12.05cm" svg:height="5.272cm" svg:x="40.697cm" svg:y="10.222cm">
          <draw:image xlink:href="Pictures/10003FD000004F60000022BAE41D6932.pdf" xlink:type="simple" xlink:show="embed" xlink:actuate="onLoad" draw:mime-type="application/pdf">
            <text:p/>
          </draw:image>
          <draw:image xlink:href="Pictures/100000010000030000000150281D9A49.png" xlink:type="simple" xlink:show="embed" xlink:actuate="onLoad" draw:mime-type="image/png"/>
        </draw:frame>
        <draw:line draw:style-name="gr10" draw:text-style-name="P2" draw:layer="layout" svg:x1="52.183cm" svg:y1="3.204cm" svg:x2="54.322cm" svg:y2="3.204cm">
          <text:p/>
        </draw:line>
        <draw:line draw:style-name="gr10" draw:text-style-name="P2" draw:layer="layout" svg:x1="51.956cm" svg:y1="11.404cm" svg:x2="54.319cm" svg:y2="11.404cm">
          <text:p/>
        </draw:line>
        <draw:line draw:style-name="gr10" draw:text-style-name="P2" draw:layer="layout" svg:x1="54.285cm" svg:y1="3.179cm" svg:x2="54.285cm" svg:y2="11.398cm">
          <text:p/>
        </draw:line>
        <draw:line draw:style-name="gr10" draw:text-style-name="P2" draw:layer="layout" svg:x1="52.322cm" svg:y1="7.875cm" svg:x2="55.232cm" svg:y2="7.875cm">
          <text:p/>
        </draw:line>
        <draw:line draw:style-name="gr10" draw:text-style-name="P2" draw:layer="layout" svg:x1="51.956cm" svg:y1="14.275cm" svg:x2="55.232cm" svg:y2="14.275cm">
          <text:p/>
        </draw:line>
        <draw:line draw:style-name="gr10" draw:text-style-name="P2" draw:layer="layout" svg:x1="55.196cm" svg:y1="7.855cm" svg:x2="55.196cm" svg:y2="14.27cm">
          <text:p/>
        </draw:line>
        <draw:line draw:style-name="gr10" draw:text-style-name="P2" draw:layer="layout" svg:x1="31.073cm" svg:y1="5.428cm" svg:x2="35.108cm" svg:y2="5.428cm">
          <text:p/>
        </draw:line>
        <draw:line draw:style-name="gr25" draw:text-style-name="P2" draw:layer="layout" svg:x1="35.095cm" svg:y1="5.428cm" svg:x2="35.095cm" svg:y2="11.381cm">
          <text:p/>
        </draw:line>
        <draw:line draw:style-name="gr10" draw:text-style-name="P2" draw:layer="layout" svg:x1="35.069cm" svg:y1="11.374cm" svg:x2="40.823cm" svg:y2="11.374cm">
          <text:p/>
        </draw:line>
        <draw:line draw:style-name="gr10" draw:text-style-name="P2" draw:layer="layout" svg:x1="31.074cm" svg:y1="7.328cm" svg:x2="33.542cm" svg:y2="7.328cm">
          <text:p/>
        </draw:line>
        <draw:line draw:style-name="gr25" draw:text-style-name="P2" draw:layer="layout" svg:x1="33.51cm" svg:y1="7.329cm" svg:x2="33.51cm" svg:y2="14.197cm">
          <text:p/>
        </draw:line>
        <draw:line draw:style-name="gr10" draw:text-style-name="P2" draw:layer="layout" svg:x1="33.469cm" svg:y1="14.199cm" svg:x2="40.733cm" svg:y2="14.199cm">
          <text:p/>
        </draw:line>
        <draw:frame draw:style-name="gr6" draw:text-style-name="P13" draw:layer="layout" svg:width="2.222cm" svg:height="0.963cm" svg:x="38.453cm" svg:y="13.275cm">
          <draw:text-box>
            <text:p text:style-name="P12"><text:span text:style-name="T2">+3V3</text:span></text:p>
          </draw:text-box>
        </draw:frame>
        <draw:frame draw:style-name="gr6" draw:text-style-name="P13" draw:layer="layout" svg:width="2.222cm" svg:height="0.963cm" svg:x="38.453cm" svg:y="10.474cm">
          <draw:text-box>
            <text:p text:style-name="P12"><text:span text:style-name="T2">GND</text:span></text:p>
          </draw:text-box>
        </draw:frame>
        <draw:frame draw:style-name="gr6" draw:text-style-name="P13" draw:layer="layout" svg:width="2.222cm" svg:height="0.963cm" svg:x="51.753cm" svg:y="2.276cm">
          <draw:text-box>
            <text:p text:style-name="P12"><text:span text:style-name="T2">GND</text:span></text:p>
          </draw:text-box>
        </draw:frame>
        <draw:frame draw:style-name="gr6" draw:text-style-name="P13" draw:layer="layout" svg:width="2.222cm" svg:height="0.963cm" svg:x="52.053cm" svg:y="6.977cm">
          <draw:text-box>
            <text:p text:style-name="P12"><text:span text:style-name="T2">+5V</text:span></text:p>
          </draw:text-box>
        </draw:frame>
        <draw:g draw:style-name="gr2">
          <draw:custom-shape draw:style-name="gr26" draw:text-style-name="P3" draw:layer="layout" svg:width="1.717cm" svg:height="0.515cm" draw:transform="rotate (1.5707963267949) translate (55.18cm 6.46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7" draw:text-style-name="P2" draw:layer="layout" svg:x1="55.427cm" svg:y1="6.183cm" svg:x2="55.427cm" svg:y2="4.981cm">
            <text:p/>
          </draw:line>
        </draw:g>
        <draw:custom-shape draw:style-name="gr28" draw:text-style-name="P18" draw:layer="layout" svg:width="1.101cm" svg:height="2.095cm" svg:x="56.766cm" svg:y="4.56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026cm" svg:height="1.723cm" svg:x="55.736cm" svg:y="4.74cm">
          <text:p/>
          <draw:enhanced-geometry svg:viewBox="0 0 21600 21600" draw:type="rectangle" draw:enhanced-path="M 0 0 L 21600 0 21600 21600 0 21600 0 0 Z N"/>
        </draw:custom-shape>
        <draw:frame draw:style-name="gr30" draw:text-style-name="P20" draw:layer="layout" svg:width="3.043cm" svg:height="1.199cm" svg:x="55.16cm" svg:y="3.352cm">
          <draw:text-box>
            <text:p text:style-name="P19"><text:span text:style-name="T4">USB</text:span><text:span text:style-name="T4">-C</text:span></text:p>
          </draw:text-box>
        </draw:frame>
        <draw:frame draw:style-name="gr1" draw:text-style-name="P1" draw:layer="layout" svg:width="15.263cm" svg:height="10.447cm" draw:transform="skewX (0.000174532925199533) rotate (-0.446978821435748) translate (48.213cm 24.258cm)">
          <draw:image xlink:href="Pictures/1000000100000150000000E60290D38C.png" xlink:type="simple" xlink:show="embed" xlink:actuate="onLoad" draw:mime-type="image/png">
            <text:p/>
          </draw:image>
        </draw:frame>
        <draw:line draw:style-name="gr12" draw:text-style-name="P15" draw:layer="layout" svg:x1="34.674cm" svg:y1="14.2cm" svg:x2="32.072cm" svg:y2="14.2cm">
          <text:p/>
        </draw:line>
        <draw:frame draw:style-name="gr31" draw:text-style-name="P16" draw:layer="layout" svg:width="2.44cm" svg:height="0.962cm" svg:x="30.043cm" svg:y="13.701cm">
          <draw:text-box>
            <text:p text:style-name="P10"><text:span text:style-name="T3">+3V3</text:span></text:p>
          </draw:text-box>
        </draw:frame>
        <draw:custom-shape draw:style-name="gr11" draw:text-style-name="P14" draw:layer="layout" svg:width="0.318cm" svg:height="0.318cm" svg:x="33.347cm" svg:y="14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3.5cm" fo:page-height="43.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9T22:18:28.478933510</dc:date>
    <meta:editing-duration>PT48M59S</meta:editing-duration>
    <meta:editing-cycles>16</meta:editing-cycles>
    <meta:generator>LibreOffice/24.2.7.2$Linux_X86_64 LibreOffice_project/420$Build-2</meta:generator>
    <meta:print-date>2025-11-19T20:25:38.048502916</meta:print-date>
    <meta:printed-by>PDF files</meta:printed-by>
    <meta:document-statistic meta:object-count="163"/>
  </office:meta>
</office:document-meta>
</file>